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B0000034F6463ECF2389884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marker-start-width="0.252cm" draw:marker-end-width="0.252cm" draw:fill="solid" draw:fill-color="#ffffff" draw:textarea-horizontal-align="justify" draw:textarea-vertical-align="middle" draw:auto-grow-height="false" fo:min-height="17.784cm" fo:min-width="18.169cm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top" draw:auto-grow-height="false" draw:fit-to-size="false" style:shrink-to-fit="false" fo:min-height="1.768cm" fo:min-width="1.744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2cm" fo:min-width="2.298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1.356cm" fo:min-width="1.744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18cm" fo:min-width="2.298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429cm" fo:min-width="2.197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682cm" fo:min-width="2.169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682cm" fo:min-width="2.817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64cm" fo:min-width="3.305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2.004cm" fo:min-width="3.49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dash" draw:stroke-dash="Dot" svg:stroke-width="0.035cm" svg:stroke-color="#666666" draw:marker-start-width="0.252cm" draw:marker-end-width="0.252cm" draw:fill="none" draw:textarea-horizontal-align="justify" draw:textarea-vertical-align="middle" draw:auto-grow-height="false" fo:min-height="8.513cm" fo:min-width="4.453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Arrowheads_20_1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0000" draw:marker-start-width="0.252cm" draw:marker-end="Arrowheads_20_3" draw:marker-end-width="0.3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2.008cm" fo:min-width="2.008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objectwithoutfill">
      <style:graphic-properties svg:stroke-color="#000000" draw:marker-end="Arrowheads_20_3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8" style:family="graphic" style:parent-style-name="standard">
      <style:graphic-properties draw:stroke="none" draw:fill="none" fo:min-height="0.32cm"/>
      <style:paragraph-properties style:writing-mode="lr-tb"/>
    </style:style>
    <style:style style:name="gr19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1.083cm" fo:min-width="2.984cm" fo:padding-top="0.254cm" fo:padding-bottom="0.254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0.2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0.303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035cm" svg:stroke-color="#000000" draw:marker-start-width="0.252cm" draw:marker-end="Arrowheads_20_4" draw:marker-end-width="0.352cm" draw:fill="solid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1.151cm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657cm"/>
      <style:paragraph-properties style:writing-mode="lr-tb"/>
    </style:style>
    <style:style style:name="gr26" style:family="graphic" style:parent-style-name="objectwithoutfill">
      <style:graphic-properties draw:marker-end="Arrowheads_20_5" draw:marker-end-width="0.3cm" draw:fill="solid" draw:textarea-vertical-align="middle"/>
    </style:style>
    <style:style style:name="gr27" style:family="graphic" style:parent-style-name="objectwithoutfill">
      <style:graphic-properties draw:marker-end="Arrowheads_20_6" draw:marker-end-width="0.3cm" draw:fill="solid" draw:textarea-vertical-align="middle"/>
    </style:style>
    <style:style style:name="gr28" style:family="graphic" style:parent-style-name="objectwithoutfill">
      <style:graphic-properties draw:marker-end="Arrowheads_20_7" draw:marker-end-width="0.3cm" draw:fill="solid" draw:textarea-vertical-align="middle"/>
    </style:style>
    <style:style style:name="gr29" style:family="graphic" style:parent-style-name="objectwithoutfill">
      <style:graphic-properties draw:marker-end="Arrowheads_20_8" draw:marker-end-width="0.3cm" draw:fill="solid" draw:textarea-vertical-align="middle"/>
    </style:style>
    <style:style style:name="gr30" style:family="graphic" style:parent-style-name="objectwithoutfill">
      <style:graphic-properties draw:marker-end="Arrowheads_20_10" draw:marker-end-width="0.3cm" draw:fill="solid" draw:textarea-vertical-align="middle"/>
    </style:style>
    <style:style style:name="gr31" style:family="graphic" style:parent-style-name="objectwithoutfill">
      <style:graphic-properties draw:marker-end="Arrowheads_20_11" draw:marker-end-width="0.3cm" draw:fill="solid" draw:textarea-vertical-align="middle"/>
    </style:style>
    <style:style style:name="gr32" style:family="graphic" style:parent-style-name="objectwithoutfill">
      <style:graphic-properties svg:stroke-width="0.035cm" svg:stroke-color="#000000" draw:marker-start-width="0.252cm" draw:marker-end="Arrowheads_20_13" draw:marker-end-width="0.352cm" draw:fill="solid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draw:marker-end="Arrowheads_20_14" draw:marker-end-width="0.3cm" draw:fill="solid" draw:textarea-vertical-align="middle"/>
    </style:style>
    <style:style style:name="gr34" style:family="graphic" style:parent-style-name="objectwithoutfill">
      <style:graphic-properties draw:marker-end="Arrowheads_20_15" draw:marker-end-width="0.3cm" draw:fill="solid" draw:textarea-vertical-align="middle"/>
    </style:style>
    <style:style style:name="gr35" style:family="graphic" style:parent-style-name="objectwithoutfill">
      <style:graphic-properties draw:marker-end="Arrowheads_20_16" draw:marker-end-width="0.3cm" draw:fill="solid" draw:textarea-vertical-align="middle"/>
    </style:style>
    <style:style style:name="gr36" style:family="graphic" style:parent-style-name="objectwithoutfill">
      <style:graphic-properties draw:marker-end="Arrowheads_20_17" draw:marker-end-width="0.3cm" draw:fill="solid" draw:textarea-vertical-align="middle"/>
    </style:style>
    <style:style style:name="gr37" style:family="graphic" style:parent-style-name="objectwithoutfill">
      <style:graphic-properties draw:marker-end="Arrowheads_20_18" draw:marker-end-width="0.3cm" draw:fill="solid" draw:textarea-vertical-align="middle"/>
    </style:style>
    <style:style style:name="gr38" style:family="graphic" style:parent-style-name="objectwithoutfill">
      <style:graphic-properties draw:marker-end="Arrowheads_20_19" draw:marker-end-width="0.3cm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0" style:family="graphic" style:parent-style-name="objectwithoutfill">
      <style:graphic-properties svg:stroke-width="0.035cm" svg:stroke-color="#000000" draw:marker-start-width="0.252cm" draw:marker-end="Arrowheads_20_41" draw:marker-end-width="0.352cm" draw:fill="solid" draw:fill-color="#000000" draw:textarea-vertical-align="middle" fo:padding-top="0.142cm" fo:padding-bottom="0.142cm" fo:padding-left="0.267cm" fo:padding-right="0.267cm"/>
    </style:style>
    <style:style style:name="gr41" style:family="graphic" style:parent-style-name="objectwithoutfill">
      <style:graphic-properties svg:stroke-width="0.035cm" svg:stroke-color="#000000" draw:marker-start-width="0.252cm" draw:marker-end="Arrowheads_20_42" draw:marker-end-width="0.352cm" draw:fill="solid" draw:fill-color="#000000" draw:textarea-vertical-align="middle" fo:padding-top="0.142cm" fo:padding-bottom="0.142cm" fo:padding-left="0.267cm" fo:padding-right="0.267cm"/>
    </style:style>
    <style:style style:name="gr42" style:family="graphic" style:parent-style-name="objectwithoutfill">
      <style:graphic-properties svg:stroke-width="0.035cm" svg:stroke-color="#000000" draw:marker-start-width="0.252cm" draw:marker-end="Arrowheads_20_43" draw:marker-end-width="0.352cm" draw:fill="solid" draw:fill-color="#000000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1.688cm"/>
      <style:paragraph-properties style:writing-mode="lr-tb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0.53cm"/>
      <style:paragraph-properties style:writing-mode="lr-tb"/>
    </style:style>
    <style:style style:name="gr4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1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text-align="center" style:writing-mode="lr-tb"/>
      <style:text-properties fo:font-size="9pt" style:font-size-asian="9pt" style:font-size-complex="9pt"/>
    </style:style>
    <style:style style:name="P18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italic" style:text-underline-style="none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8.034cm" svg:x="2.016cm" svg:y="2.143cm">
          <text:p/>
          <draw:enhanced-geometry svg:viewBox="0 0 21600 21600" draw:type="rectangle" draw:enhanced-path="M 0 0 L 21600 0 21600 21600 0 21600 0 0 Z N"/>
        </draw:custom-shape>
        <draw:custom-shape draw:name="Google Shape;111;p21" draw:style-name="gr2" draw:text-style-name="P3" xml:id="id1" draw:id="id1" draw:layer="layout" svg:width="2.251cm" svg:height="2.275cm" svg:x="2.905cm" svg:y="3.297cm">
          <text:p text:style-name="P2"><text:span text:style-name="T1">Input</text:span><text:span text:style-name="T1"><text:line-break/></text:span><text:span text:style-name="T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1" draw:style-name="gr3" draw:text-style-name="P4" draw:layer="layout" svg:width="2.805cm" svg:height="1.199cm" svg:x="2.651cm" svg:y="2.241cm">
          <text:p text:style-name="P2"><text:span text:style-name="T2">Latent variables (98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1" draw:style-name="gr4" draw:text-style-name="P3" xml:id="id4" draw:id="id4" draw:layer="layout" svg:width="2.251cm" svg:height="1.863cm" svg:x="6.046cm" svg:y="6.301cm">
          <text:p text:style-name="P2"><text:span text:style-name="T1">P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1" draw:style-name="gr4" draw:text-style-name="P3" xml:id="id5" draw:id="id5" draw:layer="layout" svg:width="2.251cm" svg:height="1.863cm" svg:x="6.046cm" svg:y="9.367cm">
          <text:p text:style-name="P2"><text:span text:style-name="T1">U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1" draw:style-name="gr5" draw:text-style-name="P4" draw:layer="layout" svg:width="2.805cm" svg:height="0.825cm" svg:x="5.769cm" svg:y="5.6cm">
          <text:p text:style-name="P2"><text:span text:style-name="T2">50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1" draw:style-name="gr5" draw:text-style-name="P4" draw:layer="layout" svg:width="2.805cm" svg:height="0.825cm" svg:x="5.769cm" svg:y="8.641cm">
          <text:p text:style-name="P2"><text:span text:style-name="T2">50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1" draw:style-name="gr6" draw:text-style-name="P4" draw:layer="layout" svg:width="2.805cm" svg:height="1.037cm" svg:x="10.588cm" svg:y="3.378cm">
          <text:p text:style-name="P2"><text:span text:style-name="T1">k-mea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21;p21" draw:style-name="gr7" draw:text-style-name="P4" draw:layer="layout" svg:width="2.805cm" svg:height="1.318cm" svg:x="10.588cm" svg:y="4.898cm">
          <text:p text:style-name="P2"><text:span text:style-name="T1">Spectral 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22;p21" draw:style-name="gr8" draw:text-style-name="P4" draw:layer="layout" svg:width="3.453cm" svg:height="1.318cm" svg:x="10.264cm" svg:y="6.701cm">
          <text:p text:style-name="P2"><text:span text:style-name="T1">Hierarchical</text:span><text:span text:style-name="T1"><text:line-break/></text:span><text:span text:style-name="T1">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23;p21" draw:style-name="gr6" draw:text-style-name="P4" draw:layer="layout" svg:width="2.805cm" svg:height="1.037cm" svg:x="10.588cm" svg:y="8.503cm">
          <text:p text:style-name="P2"><text:span text:style-name="T1">DBSCA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24;p21" draw:style-name="gr9" draw:text-style-name="P4" draw:layer="layout" svg:width="3.937cm" svg:height="1.272cm" svg:x="10.022cm" svg:y="9.996cm">
          <text:p text:style-name="P2"><text:span text:style-name="T1">Gaussian</text:span><text:span text:style-name="T1"><text:line-break/></text:span><text:span text:style-name="T1">Mixture Mode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30;p21" draw:style-name="gr10" draw:text-style-name="P3" xml:id="id6" draw:id="id6" draw:layer="layout" svg:width="3.997cm" svg:height="2.511cm" svg:x="16.101cm" svg:y="2.997cm">
          <text:p text:style-name="P2"><text:span text:style-name="T1">Ensem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" draw:style-name="gr3" draw:text-style-name="P4" draw:layer="layout" svg:width="2.805cm" svg:height="1.199cm" svg:x="16.697cm" svg:y="1.921cm">
          <text:p text:style-name="P2"><text:span text:style-name="T2">Partitions</text:span><text:span text:style-name="T2"><text:line-break/></text:span><text:span text:style-name="T2">(4,42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xml:id="id9" draw:id="id9" draw:layer="layout" svg:width="4.953cm" svg:height="8.763cm" svg:x="9.514cm" svg:y="2.905cm">
          <text:p/>
          <draw:enhanced-geometry svg:viewBox="0 0 21600 21600" draw:type="rectangle" draw:enhanced-path="M 0 0 L 21600 0 21600 21600 0 21600 0 0 Z N"/>
        </draw:custom-shape>
        <draw:custom-shape draw:name="Google Shape;128;p21_0" draw:style-name="gr5" draw:text-style-name="P7" draw:layer="layout" svg:width="2.805cm" svg:height="0.825cm" svg:x="10.588cm" svg:y="1.897cm">
          <text:p text:style-name="P6"><text:span text:style-name="T1">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2" draw:text-style-name="P8" draw:layer="layout" svg:x1="4.03cm" svg:y1="5.572cm" svg:x2="5.523cm" svg:y2="7.203cm" draw:start-shape="id1" draw:start-glue-point="2" draw:end-shape="id2" draw:end-glue-point="0" svg:d="M4030 5572v1631h1493" svg:viewBox="0 0 1494 1632">
          <text:p/>
        </draw:connector>
        <draw:connector draw:style-name="gr13" draw:text-style-name="P8" draw:layer="layout" svg:x1="4.03cm" svg:y1="5.572cm" svg:x2="5.524cm" svg:y2="10.304cm" draw:start-shape="id1" draw:start-glue-point="2" draw:end-shape="id3" draw:end-glue-point="0" svg:d="M4030 5572v4732h1494" svg:viewBox="0 0 1495 4733">
          <text:p/>
        </draw:connector>
        <draw:connector draw:style-name="gr14" draw:text-style-name="P8" draw:layer="layout" draw:type="line" svg:x1="8.297cm" svg:y1="7.232cm" svg:x2="9.322cm" svg:y2="7.228cm" draw:start-shape="id4" draw:start-glue-point="1" svg:d="M8297 7232l1025-4" svg:viewBox="0 0 1026 5">
          <text:p/>
        </draw:connector>
        <draw:connector draw:style-name="gr14" draw:text-style-name="P8" draw:layer="layout" draw:type="line" svg:x1="8.297cm" svg:y1="10.298cm" svg:x2="9.322cm" svg:y2="10.298cm" draw:start-shape="id5" draw:start-glue-point="1" svg:d="M8297 10298h1025" svg:viewBox="0 0 1026 1">
          <text:p/>
        </draw:connector>
        <draw:custom-shape draw:name="Google Shape;130;p21_0" draw:style-name="gr15" draw:text-style-name="P10" xml:id="id7" draw:id="id7" draw:layer="layout" svg:width="2.515cm" svg:height="2.515cm" svg:x="16.872cm" svg:y="6.723cm">
          <text:p text:style-name="P9"><text:span text:style-name="T3">Coassoc.</text:span><text:span text:style-name="T3"><text:line-break/></text:span><text:span text:style-name="T3">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8" draw:layer="layout" draw:type="line" svg:x1="18.099cm" svg:y1="5.508cm" svg:x2="18.106cm" svg:y2="6.121cm" draw:start-shape="id6" draw:start-glue-point="2" svg:d="M18099 5508l7 613" svg:viewBox="0 0 8 614">
          <text:p/>
        </draw:connector>
        <draw:g>
          <draw:frame draw:style-name="gr17" draw:text-style-name="P12" draw:layer="layout" svg:width="1.289cm" svg:height="0.569cm" draw:transform="rotate (1.5707963267949) translate (2.023cm 5.079cm)">
            <draw:text-box>
              <text:p text:style-name="P11"><text:span text:style-name="T4">Traits</text:span></text:p>
            </draw:text-box>
          </draw:frame>
          <draw:frame draw:style-name="gr18" draw:text-style-name="P13" draw:layer="layout" svg:width="1.395cm" svg:height="0.57cm" draw:transform="rotate (1.5707963267949) translate (2.335cm 5.132cm)">
            <draw:text-box>
              <text:p><text:span text:style-name="T4">(3,752)</text:span></text:p>
            </draw:text-box>
          </draw:frame>
        </draw:g>
        <draw:frame draw:style-name="gr17" draw:text-style-name="P12" xml:id="id2" draw:id="id2" draw:layer="layout" svg:width="1.289cm" svg:height="0.569cm" draw:transform="rotate (1.5707963267949) translate (5.523cm 7.847cm)">
          <draw:text-box>
            <text:p text:style-name="P11"><text:span text:style-name="T4">Traits</text:span></text:p>
          </draw:text-box>
        </draw:frame>
        <draw:custom-shape draw:name="Google Shape;120;p21_0" draw:style-name="gr19" draw:text-style-name="P7" xml:id="id8" draw:id="id8" draw:layer="layout" svg:width="3.664cm" svg:height="1.763cm" svg:x="16.297cm" svg:y="9.878cm">
          <text:p text:style-name="P6"><text:span text:style-name="T1">Consensus</text:span></text:p>
          <text:p text:style-name="P6"><text:span text:style-name="T1">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frame draw:style-name="gr17" draw:text-style-name="P12" xml:id="id3" draw:id="id3" draw:layer="layout" svg:width="1.289cm" svg:height="0.569cm" draw:transform="rotate (1.5707963267949) translate (5.524cm 10.948cm)">
          <draw:text-box>
            <text:p text:style-name="P11"><text:span text:style-name="T4">Traits</text:span></text:p>
          </draw:text-box>
        </draw:frame>
        <draw:frame draw:style-name="gr17" draw:text-style-name="P12" xml:id="id10" draw:id="id10" draw:layer="layout" svg:width="1.289cm" svg:height="0.569cm" draw:transform="rotate (1.5707963267949) translate (15.513cm 4.829cm)">
          <draw:text-box>
            <text:p text:style-name="P11"><text:span text:style-name="T4">Traits</text:span></text:p>
          </draw:text-box>
        </draw:frame>
        <draw:frame draw:style-name="gr17" draw:text-style-name="P12" draw:layer="layout" svg:width="1.289cm" svg:height="0.569cm" draw:transform="rotate (1.5707963267949) translate (16.343cm 8.63cm)">
          <draw:text-box>
            <text:p text:style-name="P11"><text:span text:style-name="T4">Traits</text:span></text:p>
          </draw:text-box>
        </draw:frame>
        <draw:frame draw:style-name="gr17" draw:text-style-name="P12" draw:layer="layout" svg:width="1.289cm" svg:height="0.569cm" svg:x="17.438cm" svg:y="6.202cm">
          <draw:text-box>
            <text:p text:style-name="P11"><text:span text:style-name="T4">Traits</text:span></text:p>
          </draw:text-box>
        </draw:frame>
        <draw:connector draw:style-name="gr14" draw:text-style-name="P8" draw:layer="layout" draw:type="line" svg:x1="18.129cm" svg:y1="9.238cm" svg:x2="18.129cm" svg:y2="9.878cm" draw:start-shape="id7" draw:start-glue-point="2" draw:end-shape="id8" draw:end-glue-point="0" svg:d="M18129 9238v640" svg:viewBox="0 0 1 641">
          <text:p/>
        </draw:connector>
        <draw:frame draw:style-name="gr20" draw:text-style-name="P14" draw:layer="layout" svg:width="0.777cm" svg:height="0.967cm" svg:x="1.901cm" svg:y="1.992cm">
          <draw:text-box>
            <text:p text:style-name="P11"><text:span text:style-name="T5">a</text:span></text:p>
          </draw:text-box>
        </draw:frame>
        <draw:frame draw:style-name="gr21" draw:text-style-name="P14" draw:layer="layout" svg:width="0.803cm" svg:height="0.938cm" svg:x="1.901cm" svg:y="12.192cm">
          <draw:text-box>
            <text:p text:style-name="P11"><text:span text:style-name="T5">b</text:span></text:p>
          </draw:text-box>
        </draw:frame>
        <draw:connector draw:style-name="gr12" draw:text-style-name="P8" draw:layer="layout" svg:x1="14.467cm" svg:y1="7.286cm" svg:x2="15.513cm" svg:y2="4.185cm" draw:start-shape="id9" draw:start-glue-point="1" draw:end-shape="id10" draw:end-glue-point="0" svg:d="M14467 7286h532v-3101h514" svg:viewBox="0 0 1047 3102">
          <text:p/>
        </draw:connector>
        <draw:frame draw:style-name="gr22" draw:text-style-name="P5" draw:layer="layout" svg:width="4.788cm" svg:height="3.632cm" svg:x="15.732cm" svg:y="12.538cm">
          <draw:image xlink:href="Pictures/100000000000045B0000034F6463ECF23898845A.png" xlink:type="simple" xlink:show="embed" xlink:actuate="onLoad" loext:mime-type="image/png">
            <text:p/>
          </draw:image>
        </draw:frame>
        <draw:connector draw:style-name="gr14" draw:text-style-name="P8" draw:layer="layout" draw:type="line" svg:x1="18.146cm" svg:y1="11.794cm" svg:x2="18.126cm" svg:y2="12.538cm" svg:d="M18146 11794l-20 744" svg:viewBox="0 0 21 745">
          <text:p/>
        </draw:connector>
        <draw:custom-shape draw:name="Google Shape;120;p21_1" draw:style-name="gr19" draw:text-style-name="P7" xml:id="id11" draw:id="id11" draw:layer="layout" svg:width="3.664cm" svg:height="1.763cm" svg:x="10.163cm" svg:y="13.498cm">
          <text:p text:style-name="P6"><text:span text:style-name="T1">Decision tree</text:span><text:span text:style-name="T1"><text:line-break/></text:span><text:span text:style-name="T1">classifi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onnector draw:style-name="gr23" draw:text-style-name="P8" draw:layer="layout" svg:x1="4.03cm" svg:y1="5.572cm" svg:x2="10.163cm" svg:y2="14.379cm" draw:start-shape="id1" draw:start-glue-point="2" draw:end-shape="id11" draw:end-glue-point="3" svg:d="M4030 5572v8807h6133" svg:viewBox="0 0 6134 8808">
          <text:p/>
        </draw:connector>
        <draw:custom-shape draw:name="Google Shape;132;p21_0" draw:style-name="gr3" draw:text-style-name="P16" xml:id="id22" draw:id="id22" draw:layer="layout" svg:width="2.805cm" svg:height="1.199cm" svg:x="4.137cm" svg:y="16.249cm">
          <text:p text:style-name="P15"><text:span text:style-name="T6">Clust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_1" draw:style-name="gr3" draw:text-style-name="P16" xml:id="id23" draw:id="id23" draw:layer="layout" svg:width="2.805cm" svg:height="1.199cm" svg:x="8.637cm" svg:y="16.249cm">
          <text:p text:style-name="P15"><text:span text:style-name="T6">Clust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_2" draw:style-name="gr3" draw:text-style-name="P16" xml:id="id21" draw:id="id21" draw:layer="layout" svg:width="2.805cm" svg:height="1.199cm" svg:x="13.637cm" svg:y="16.249cm">
          <text:p text:style-name="P15"><text:span text:style-name="T6">Cluster </text:span><text:span text:style-name="T7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18" xml:id="id12" draw:id="id12" draw:layer="layout" svg:width="1.651cm" svg:height="0.762cm" svg:x="4.714cm" svg:y="17.14cm">
          <text:p text:style-name="P17"><text:span text:style-name="T8">LV 65&lt;3.6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15" draw:id="id15" draw:layer="layout" svg:width="1.651cm" svg:height="0.762cm" svg:x="9.214cm" svg:y="17.14cm">
          <text:p text:style-name="P17"><text:span text:style-name="T8">LV 5&lt;2.8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18" draw:id="id18" draw:layer="layout" svg:width="1.651cm" svg:height="0.762cm" svg:x="14.214cm" svg:y="17.14cm">
          <text:p text:style-name="P17"><text:span text:style-name="T8">LV </text:span><text:span text:style-name="T9">i</text:span><text:span text:style-name="T8">&lt;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3" draw:id="id13" draw:layer="layout" svg:width="1.157cm" svg:height="0.762cm" svg:x="3.345cm" svg:y="18.74cm">
          <text:p text:style-name="P17"><text:span text:style-name="T8">...</text:span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draw:type="line" svg:x1="5.539cm" svg:y1="17.902cm" svg:x2="3.923cm" svg:y2="18.74cm" draw:start-shape="id12" draw:start-glue-point="2" draw:end-shape="id13" draw:end-glue-point="0" svg:d="M5539 17902l-1616 838" svg:viewBox="0 0 1617 839">
          <text:p/>
        </draw:connector>
        <draw:connector draw:style-name="gr27" draw:text-style-name="P8" draw:layer="layout" draw:type="line" svg:x1="5.539cm" svg:y1="17.902cm" svg:x2="6.08cm" svg:y2="18.653cm" draw:start-shape="id12" draw:start-glue-point="2" draw:end-shape="id14" draw:end-glue-point="0" svg:d="M5539 17902l541 751" svg:viewBox="0 0 542 752">
          <text:p/>
        </draw:connector>
        <draw:connector draw:style-name="gr28" draw:text-style-name="P8" draw:layer="layout" draw:type="line" svg:x1="10.039cm" svg:y1="17.902cm" svg:x2="9.002cm" svg:y2="18.654cm" draw:start-shape="id15" draw:start-glue-point="2" draw:end-shape="id16" draw:end-glue-point="0" svg:d="M10039 17902l-1037 752" svg:viewBox="0 0 1038 753">
          <text:p/>
        </draw:connector>
        <draw:connector draw:style-name="gr29" draw:text-style-name="P8" draw:layer="layout" draw:type="line" svg:x1="10.039cm" svg:y1="17.902cm" svg:x2="10.882cm" svg:y2="18.655cm" draw:start-shape="id15" draw:start-glue-point="2" draw:end-shape="id17" draw:end-glue-point="0" svg:d="M10039 17902l843 753" svg:viewBox="0 0 844 754">
          <text:p/>
        </draw:connector>
        <draw:custom-shape draw:style-name="gr25" draw:text-style-name="P18" xml:id="id19" draw:id="id19" draw:layer="layout" svg:width="1.157cm" svg:height="0.762cm" svg:x="13.645cm" svg:y="18.54cm">
          <text:p text:style-name="P17"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20" draw:id="id20" draw:layer="layout" svg:width="1.157cm" svg:height="0.762cm" svg:x="15.145cm" svg:y="18.54cm">
          <text:p text:style-name="P17"><text:span text:style-name="T8">...</text:span>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draw:type="line" svg:x1="3.923cm" svg:y1="19.502cm" svg:x2="4.43cm" svg:y2="20.052cm" draw:start-shape="id13" draw:start-glue-point="2" svg:d="M3923 19502l507 550" svg:viewBox="0 0 508 551">
          <text:p/>
        </draw:connector>
        <draw:connector draw:style-name="gr31" draw:text-style-name="P8" draw:layer="layout" draw:type="line" svg:x1="3.923cm" svg:y1="19.502cm" svg:x2="3.509cm" svg:y2="20.052cm" draw:start-shape="id13" draw:start-glue-point="2" svg:d="M3923 19502l-414 550" svg:viewBox="0 0 415 551">
          <text:p/>
        </draw:connector>
        <draw:connector draw:style-name="gr32" draw:text-style-name="P8" draw:layer="layout" draw:type="line" svg:x1="15.732cm" svg:y1="14.354cm" svg:x2="13.827cm" svg:y2="14.379cm" draw:end-shape="id11" draw:end-glue-point="1" svg:d="M15732 14354l-1905 25" svg:viewBox="0 0 1906 26">
          <text:p/>
        </draw:connector>
        <draw:connector draw:style-name="gr33" draw:text-style-name="P8" draw:layer="layout" draw:type="line" svg:x1="15.039cm" svg:y1="17.902cm" svg:x2="14.223cm" svg:y2="18.54cm" draw:start-shape="id18" draw:start-glue-point="2" draw:end-shape="id19" draw:end-glue-point="0" svg:d="M15039 17902l-816 638" svg:viewBox="0 0 817 639">
          <text:p/>
        </draw:connector>
        <draw:connector draw:style-name="gr34" draw:text-style-name="P8" draw:layer="layout" draw:type="line" svg:x1="15.039cm" svg:y1="17.902cm" svg:x2="15.723cm" svg:y2="18.54cm" draw:start-shape="id18" draw:start-glue-point="2" draw:end-shape="id20" draw:end-glue-point="0" svg:d="M15039 17902l684 638" svg:viewBox="0 0 685 639">
          <text:p/>
        </draw:connector>
        <draw:connector draw:style-name="gr35" draw:text-style-name="P8" draw:layer="layout" draw:type="line" svg:x1="14.223cm" svg:y1="19.302cm" svg:x2="13.836cm" svg:y2="20.024cm" draw:start-shape="id19" draw:start-glue-point="2" svg:d="M14223 19302l-387 722" svg:viewBox="0 0 388 723">
          <text:p/>
        </draw:connector>
        <draw:connector draw:style-name="gr36" draw:text-style-name="P8" draw:layer="layout" draw:type="line" svg:x1="14.223cm" svg:y1="19.302cm" svg:x2="14.555cm" svg:y2="19.996cm" draw:start-shape="id19" draw:start-glue-point="2" svg:d="M14223 19302l332 694" svg:viewBox="0 0 333 695">
          <text:p/>
        </draw:connector>
        <draw:connector draw:style-name="gr37" draw:text-style-name="P8" draw:layer="layout" draw:type="line" svg:x1="15.723cm" svg:y1="19.302cm" svg:x2="15.475cm" svg:y2="19.938cm" draw:start-shape="id20" draw:start-glue-point="2" svg:d="M15723 19302l-248 636" svg:viewBox="0 0 249 637">
          <text:p/>
        </draw:connector>
        <draw:connector draw:style-name="gr38" draw:text-style-name="P8" draw:layer="layout" draw:type="line" svg:x1="15.723cm" svg:y1="19.302cm" svg:x2="16.108cm" svg:y2="19.938cm" draw:start-shape="id20" draw:start-glue-point="2" svg:d="M15723 19302l385 636" svg:viewBox="0 0 386 637">
          <text:p/>
        </draw:connector>
        <draw:frame draw:style-name="gr39" draw:text-style-name="P19" draw:layer="layout" svg:width="1.143cm" svg:height="1.27cm" svg:x="12.133cm" svg:y="16.867cm">
          <draw:text-box>
            <text:p>...</text:p>
          </draw:text-box>
        </draw:frame>
        <draw:connector draw:style-name="gr40" draw:text-style-name="P20" draw:layer="layout" draw:type="line" svg:x1="11.995cm" svg:y1="15.261cm" svg:x2="15.039cm" svg:y2="16.249cm" draw:start-shape="id11" draw:start-glue-point="2" draw:end-shape="id21" draw:end-glue-point="0" svg:d="M11995 15261l3044 988" svg:viewBox="0 0 3045 989">
          <text:p/>
        </draw:connector>
        <draw:connector draw:style-name="gr41" draw:text-style-name="P20" draw:layer="layout" draw:type="line" svg:x1="11.995cm" svg:y1="15.261cm" svg:x2="5.539cm" svg:y2="16.249cm" draw:start-shape="id11" draw:start-glue-point="2" draw:end-shape="id22" draw:end-glue-point="0" svg:d="M11995 15261l-6456 988" svg:viewBox="0 0 6457 989">
          <text:p/>
        </draw:connector>
        <draw:connector draw:style-name="gr42" draw:text-style-name="P20" draw:layer="layout" draw:type="line" svg:x1="11.995cm" svg:y1="15.261cm" svg:x2="10.039cm" svg:y2="16.249cm" draw:start-shape="id11" draw:start-glue-point="2" draw:end-shape="id23" draw:end-glue-point="0" svg:d="M11995 15261l-1956 988" svg:viewBox="0 0 1957 989">
          <text:p/>
        </draw:connector>
        <draw:custom-shape draw:style-name="gr43" draw:text-style-name="P18" xml:id="id14" draw:id="id14" draw:layer="layout" svg:width="2.286cm" svg:height="1.016cm" svg:x="4.937cm" svg:y="18.653cm">
          <text:p text:style-name="P17"><text:span text:style-name="T8">Cardiovascular</text:span><text:span text:style-name="T8"><text:line-break/></text:span><text:span text:style-name="T8">dis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8" xml:id="id16" draw:id="id16" draw:layer="layout" svg:width="1.128cm" svg:height="1.016cm" svg:x="8.438cm" svg:y="18.654cm">
          <text:p text:style-name="P17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8" xml:id="id17" draw:id="id17" draw:layer="layout" svg:width="2.286cm" svg:height="1.016cm" svg:x="9.739cm" svg:y="18.655cm">
          <text:p text:style-name="P17"><text:span text:style-name="T8">Respiratory</text:span><text:span text:style-name="T8"><text:line-break/></text:span><text:span text:style-name="T8">dis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hat{\mathbf{M}}§svg§600§TRUE§</svg:desc>
          <draw:g>
            <draw:path draw:style-name="gr45" draw:text-style-name="P20" draw:layer="layout" svg:width="0.13cm" svg:height="0.074cm" svg:x="3.964cm" svg:y="4.811cm" svg:viewBox="0 0 131 75" svg:d="M66 0c-22 22-44 45-66 67 3 3 7 6 10 8 18-16 37-33 56-50 18 17 37 34 55 50 4-2 7-5 10-8-22-22-44-45-65-67z">
              <text:p/>
            </draw:path>
            <draw:path draw:style-name="gr45" draw:text-style-name="P20" draw:layer="layout" svg:width="0.493cm" svg:height="0.336cm" svg:x="3.783cm" svg:y="4.939cm" svg:viewBox="0 0 494 337" svg:d="M247 272c-39-86-78-173-117-259-6-13-11-13-21-13-36 0-73 0-109 0 0 8 0 16 0 24 18 0 35 0 53 0 0 91 0 183 0 275 0 11-1 11-14 12-12 3-12 3-26 3-5 0-9 0-13 0 0 8 0 15 0 23 18-2 46-2 66-2 21 0 46 0 65 2 0-8 0-15 0-23-4 0-8 0-12 0-9 0-17-1-25-3-14-1-16-1-16-12 0-90 0-180 0-270 1 0 1 0 2 0 44 99 88 197 132 295 4 10 10 13 15 13 10 0 14-7 16-12 45-100 91-201 137-301 0 97 0 193 0 290-18 0-35 0-52 0 0 8 0 15 0 23 17-2 63-2 82-2 20 0 66 0 84 2 0-8 0-15 0-23-18 0-35 0-53 0 0-97 0-193 0-290 18 0 35 0 53 0 0-8 0-16 0-24-36 0-72 0-107 0-12 0-17 0-23 13-39 86-78 173-117 259z">
              <text:p/>
            </draw:path>
          </draw:g>
        </draw:g>
        <draw:path draw:style-name="gr14" draw:text-style-name="P8" draw:layer="layout" svg:width="4.225cm" svg:height="0.004cm" draw:transform="rotate (0.00226892802759263) translate (5.15599999850826cm 4.43399934253608cm)" svg:viewBox="0 0 4226 5" svg:d="M0 0c853 0 3373 5 4226 5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4:21:55.668531069</meta:creation-date>
    <dc:date>2021-05-10T10:16:09.627793225</dc:date>
    <meta:editing-duration>PT2H43M41S</meta:editing-duration>
    <meta:editing-cycles>62</meta:editing-cycles>
    <meta:generator>LibreOffice/6.4.7.2$Linux_X86_64 LibreOffice_project/40$Build-2</meta:generator>
    <meta:document-statistic meta:object-count="73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%\usepackage{sfmath}</meta:user-defined>
  </office:meta>
</office:document-meta>
</file>